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14.94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6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2" style:family="table-cell" style:parent-style-name="Default">
      <style:text-properties style:font-name="Comic Sans MS" fo:font-size="14pt" style:font-size-asian="14pt" style:font-size-complex="14pt"/>
    </style:style>
    <style:style style:name="ce49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ext-properties style:font-name="Comic Sans MS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4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78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53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2"/>
          <table:covered-table-cell table:style-name="ce24"/>
          <table:covered-table-cell table:number-columns-repeated="5" table:style-name="ce25"/>
          <table:table-cell table:style-name="ce27"/>
          <table:table-cell table:style-name="ce36" table:number-columns-repeated="1013"/>
          <table:table-cell table:style-name="ce42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3"/>
          <table:table-cell table:style-name="ce34" table:number-columns-repeated="1014"/>
          <table:table-cell table:style-name="ce49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3"/>
          <table:table-cell table:style-name="ce34" table:number-columns-repeated="1014"/>
          <table:table-cell table:style-name="ce49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26mm" svg:x="0mm" svg:y="0.47mm" draw:control="control1"/>
            <draw:control table:end-cell-address="Aide.B7" table:end-x="12.52mm" table:end-y="4.42mm" draw:z-index="3" draw:style-name="gr3" draw:text-style-name="P3" svg:width="35.11mm" svg:height="9.26mm" svg:x="0mm" svg:y="0.47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9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2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60mm" svg:y1="4.95mm" svg:x2="60mm" svg:y2="21.09mm">
            <text:p/>
          </draw:line>
          <draw:line draw:z-index="1" draw:style-name="gr5" draw:text-style-name="P1" svg:x1="85.37mm" svg:y1="5.29mm" svg:x2="85.37mm" svg:y2="21.43mm">
            <text:p/>
          </draw:line>
          <draw:line draw:z-index="2" draw:style-name="gr5" draw:text-style-name="P1" svg:x1="161.64mm" svg:y1="59.29mm" svg:x2="161.64mm" svg:y2="103.6mm">
            <text:p/>
          </draw:line>
          <draw:line draw:z-index="3" draw:style-name="gr4" draw:text-style-name="P1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5"/>
          <draw:line draw:z-index="5" draw:style-name="gr5" draw:text-style-name="P1" svg:x1="161.53mm" svg:y1="163.55mm" svg:x2="161.53mm" svg:y2="208.18mm">
            <text:p/>
          </draw:line>
          <draw:line draw:z-index="6" draw:style-name="gr4" draw:text-style-name="P1" svg:x1="224.47mm" svg:y1="164.13mm" svg:x2="225.1mm" svg:y2="208.18mm">
            <text:p/>
          </draw:line>
          <draw:line draw:z-index="7" draw:style-name="gr5" draw:text-style-name="P1" svg:x1="446.82mm" svg:y1="163.87mm" svg:x2="446.82mm" svg:y2="193.55mm">
            <text:p/>
          </draw:line>
          <draw:line draw:z-index="8" draw:style-name="gr5" draw:text-style-name="P1" svg:x1="446.74mm" svg:y1="59.47mm" svg:x2="446.74mm" svg:y2="89.03mm">
            <text:p/>
          </draw:line>
          <draw:line draw:z-index="9" draw:style-name="gr4" draw:text-style-name="P1" svg:x1="510.25mm" svg:y1="59.49mm" svg:x2="510.25mm" svg:y2="89.43mm">
            <text:p/>
          </draw:line>
          <draw:line draw:z-index="10" draw:style-name="gr4" draw:text-style-name="P1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6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99"/>
        <table:table-row table:style-name="ro5">
          <table:table-cell table:style-name="ce7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9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5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99"/>
          <table:covered-table-cell table:number-columns-repeated="2" table:style-name="ce16"/>
          <table:covered-table-cell table:style-name="ce55"/>
          <table:covered-table-cell table:number-columns-repeated="2" table:style-name="ce140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1" table:number-columns-spanned="2" table:number-rows-spanned="1"/>
          <table:covered-table-cell table:style-name="ce29"/>
          <table:table-cell table:style-name="ce31"/>
          <table:table-cell table:style-name="ce111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1" table:number-columns-spanned="2" table:number-rows-spanned="1"/>
          <table:covered-table-cell table:style-name="ce113"/>
          <table:table-cell table:style-name="ce31"/>
          <table:table-cell table:style-name="ce111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8]" office:value-type="string" office:string-value="Signe de (x+7)" calcext:value-type="string">
            <text:p>Signe de (x+7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2])" office:value-type="string" office:string-value="Signe de (x-2)" calcext:value-type="string">
            <text:p>Signe de (x-2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9]" office:value-type="string" office:string-value="Signe de (x+29)" calcext:value-type="string">
            <text:p>Signe de (x+29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4])" office:value-type="string" office:string-value="Signe de (x+28)" calcext:value-type="string">
            <text:p>Signe de (x+28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50]" office:value-type="string" office:string-value="Signe de (x+7)(x+29)" calcext:value-type="string">
            <text:p>Signe de (x+7)(x+29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x-2) / (x+28)" calcext:value-type="string">
            <text:p>Signe de (x-2) / (x+28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3" table:formula="of:=IF([.$C$17];[Données.C47];&quot;&quot;)" table:number-columns-spanned="2" table:number-rows-spanned="1">
            <text:p/>
          </table:table-cell>
          <table:covered-table-cell table:style-name="ce113" table:formula="of:=#REF!" office:value-type="string" office:string-value="" calcext:value-type="error">
            <text:p>#REF !</text:p>
          </table:covered-table-cell>
          <table:table-cell table:style-name="ce31"/>
          <table:table-cell table:style-name="ce113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3" table:formula="of:=IF([.$C$17];[Données.C52];&quot;&quot;)" table:number-columns-spanned="2" table:number-rows-spanned="1">
            <text:p/>
          </table:table-cell>
          <table:covered-table-cell table:style-name="ce113" table:formula="of:=#REF!" office:value-type="string" office:string-value="" calcext:value-type="error">
            <text:p>#REF !</text:p>
          </table:covered-table-cell>
          <table:table-cell table:style-name="ce31"/>
          <table:table-cell table:style-name="ce113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5]" office:value-type="string" office:string-value="Signe de (x+7)" calcext:value-type="string">
            <text:p>Signe de (x+7)</text:p>
          </table:table-cell>
          <table:table-cell table:style-name="ce14" table:formula="of:=IF([.$C$17];[Données.B48];&quot;&quot;)">
            <text:p/>
          </table:table-cell>
          <table:table-cell table:style-name="ce113" table:formula="of:=IF([.$C$17];[Données.C48];&quot;&quot;)" table:number-columns-spanned="2" table:number-rows-spanned="1">
            <text:p/>
          </table:table-cell>
          <table:covered-table-cell table:style-name="ce113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3" table:formula="of:=IF([.$C$17];[Données.F48];&quot;&quot;)" table:number-columns-spanned="2" table:number-rows-spanned="1">
            <text:p/>
          </table:table-cell>
          <table:covered-table-cell table:style-name="ce113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x-2)" calcext:value-type="string">
            <text:p>Signe de (x-2)</text:p>
          </table:table-cell>
          <table:table-cell table:style-name="ce14" table:formula="of:=IF([.$C$17];[Données.B53];&quot;&quot;)">
            <text:p/>
          </table:table-cell>
          <table:table-cell table:style-name="ce113" table:formula="of:=IF([.$C$17];[Données.C53];&quot;&quot;)" table:number-columns-spanned="2" table:number-rows-spanned="1">
            <text:p/>
          </table:table-cell>
          <table:covered-table-cell table:style-name="ce113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3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6]" office:value-type="string" office:string-value="Signe de (x+29)" calcext:value-type="string">
            <text:p>Signe de (x+29)</text:p>
          </table:table-cell>
          <table:table-cell table:style-name="ce14" table:formula="of:=IF([.$C$17];[Données.B49];&quot;&quot;)">
            <text:p/>
          </table:table-cell>
          <table:table-cell table:style-name="ce113" table:formula="of:=IF([.$C$17];[Données.C49];&quot;&quot;)" table:number-columns-spanned="2" table:number-rows-spanned="1">
            <text:p/>
          </table:table-cell>
          <table:covered-table-cell table:style-name="ce113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3" table:formula="of:=IF([.$C$17];[Données.F49];&quot;&quot;)" table:number-columns-spanned="2" table:number-rows-spanned="1">
            <text:p/>
          </table:table-cell>
          <table:covered-table-cell table:style-name="ce113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x+28)" calcext:value-type="string">
            <text:p>Signe de (x+28)</text:p>
          </table:table-cell>
          <table:table-cell table:style-name="ce14" table:formula="of:=IF([.$C$17];[Données.B54];&quot;&quot;)">
            <text:p/>
          </table:table-cell>
          <table:table-cell table:style-name="ce113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3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+7)(x+29)" calcext:value-type="string">
            <text:p>Signe de (x+7)(x+29)</text:p>
          </table:table-cell>
          <table:table-cell table:style-name="ce14" table:formula="of:=IF([.$C$17];[Données.B50];&quot;&quot;)">
            <text:p/>
          </table:table-cell>
          <table:table-cell table:style-name="ce113" table:formula="of:=IF([.$C$17];[Données.C50];&quot;&quot;)" table:number-columns-spanned="2" table:number-rows-spanned="1">
            <text:p/>
          </table:table-cell>
          <table:covered-table-cell table:style-name="ce113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3" table:formula="of:=IF([.$C$17];[Données.F50];&quot;&quot;)" table:number-columns-spanned="2" table:number-rows-spanned="1">
            <text:p/>
          </table:table-cell>
          <table:covered-table-cell table:style-name="ce113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x-2) / (x+28)" calcext:value-type="string">
            <text:p>Signe de (x-2) / (x+28)</text:p>
          </table:table-cell>
          <table:table-cell table:style-name="ce14" table:formula="of:=IF([.$C$17];[Données.B55];&quot;&quot;)">
            <text:p/>
          </table:table-cell>
          <table:table-cell table:style-name="ce113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3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99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5">
          <table:table-cell table:style-name="ce99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99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5">
          <table:table-cell table:style-name="ce99"/>
          <table:table-cell table:style-name="ce15"/>
          <table:table-cell table:style-name="ce99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5" table:number-rows-repeated="3">
          <table:table-cell table:style-name="ce99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5">
          <table:table-cell table:style-name="ce99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5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5">
          <table:table-cell/>
          <table:table-cell table:style-name="ce99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 table:number-columns-repeated="2"/>
          <table:table-cell table:style-name="ce99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2" table:style-name="ta1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161.18mm" svg:y1="59.54mm" svg:x2="161.18mm" svg:y2="104.64mm">
            <text:p/>
          </draw:line>
          <draw:line draw:z-index="2" draw:style-name="gr4" draw:text-style-name="P1" svg:x1="206.8mm" svg:y1="59.49mm" svg:x2="206.8mm" svg:y2="104.41mm">
            <text:p/>
          </draw:line>
          <draw:line draw:z-index="3" draw:style-name="gr5" draw:text-style-name="P1" svg:x1="161.86mm" svg:y1="164.4mm" svg:x2="161.86mm" svg:y2="209.34mm">
            <text:p/>
          </draw:line>
          <draw:line draw:z-index="4" draw:style-name="gr4" draw:text-style-name="P1" svg:x1="207.08mm" svg:y1="164.28mm" svg:x2="207.08mm" svg:y2="209.02mm">
            <text:p/>
          </draw:line>
          <draw:line draw:z-index="5" draw:style-name="gr5" draw:text-style-name="P1" svg:x1="422.68mm" svg:y1="59.27mm" svg:x2="422.68mm" svg:y2="89.38mm">
            <text:p/>
          </draw:line>
          <draw:line draw:z-index="6" draw:style-name="gr4" draw:text-style-name="P1" svg:x1="468.05mm" svg:y1="59.39mm" svg:x2="468.05mm" svg:y2="89.38mm">
            <text:p/>
          </draw:line>
          <draw:line draw:z-index="7" draw:style-name="gr4" draw:text-style-name="P1" svg:x1="422.5mm" svg:y1="164.5mm" svg:x2="422.5mm" svg:y2="194.4mm">
            <text:p/>
          </draw:line>
          <draw:line draw:z-index="8" draw:style-name="gr4" draw:text-style-name="P1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7"/>
          <draw:control draw:z-index="10" draw:style-name="gr3" draw:text-style-name="P4" svg:width="39.9mm" svg:height="16.8mm" svg:x="349.83mm" svg:y="6.03mm" draw:control="control8"/>
          <draw:control draw:z-index="11" draw:style-name="gr3" draw:text-style-name="P4" svg:width="40.19mm" svg:height="16.8mm" svg:x="395.34mm" svg:y="6.67mm" draw:control="control9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6">
          <table:table-cell table:style-name="ce7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6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covered-table-cell table:number-columns-repeated="2" table:style-name="ce148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3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3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7]" office:value-type="string" office:string-value="Signe de (-4x+1)" calcext:value-type="string">
            <text:p>Signe de (-4x+1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2]" office:value-type="string" office:string-value="Signe de (-9x-5)" calcext:value-type="string">
            <text:p>Signe de (-9x-5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8]" office:value-type="string" office:string-value="Signe de (4x-1)" calcext:value-type="string">
            <text:p>Signe de (4x-1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3]" office:value-type="string" office:string-value="Signe de (3x+4)" calcext:value-type="string">
            <text:p>Signe de (3x+4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9]" office:value-type="string" office:string-value="Signe de (-4x+1)(4x-1)" calcext:value-type="string">
            <text:p>Signe de (-4x+1)(4x-1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4]" office:value-type="string" office:string-value="Signe de (-9x-5) / (3x+4)" calcext:value-type="string">
            <text:p>Signe de (-9x-5) / (3x+4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6">
          <table:table-cell table:style-name="ce5" table:formula="of:=[.A5]" office:value-type="string" office:string-value="Signe de (-4x+1)" calcext:value-type="string">
            <text:p>Signe de (-4x+1)</text:p>
          </table:table-cell>
          <table:table-cell table:style-name="ce75" table:formula="of:=IF([.$C$17];[Données.B67];&quot;&quot;)">
            <text:p/>
          </table:table-cell>
          <table:table-cell table:style-name="ce155" table:formula="of:=IF([.$C$17];[Données.C67];&quot;&quot;)" table:number-columns-spanned="2" table:number-rows-spanned="1">
            <text:p/>
          </table:table-cell>
          <table:covered-table-cell table:style-name="ce156"/>
          <table:table-cell table:style-name="ce155" table:formula="of:=IF([.$C$17];[Données.E67];&quot;&quot;)">
            <text:p/>
          </table:table-cell>
          <table:table-cell table:style-name="ce156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9x-5)" calcext:value-type="string">
            <text:p>Signe de (-9x-5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55" table:formula="of:=IF([.$C$17];[Données.C72];&quot;&quot;)" table:number-columns-spanned="2" table:number-rows-spanned="1">
            <text:p/>
          </table:table-cell>
          <table:covered-table-cell table:style-name="ce156"/>
          <table:table-cell table:style-name="ce155" table:formula="of:=IF([.$C$17];[Données.E72];&quot;&quot;)">
            <text:p/>
          </table:table-cell>
          <table:table-cell table:style-name="ce156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6">
          <table:table-cell table:style-name="ce5" table:formula="of:=[.A6]" office:value-type="string" office:string-value="Signe de (4x-1)" calcext:value-type="string">
            <text:p>Signe de (4x-1)</text:p>
          </table:table-cell>
          <table:table-cell table:style-name="ce75" table:formula="of:=IF([.$C$17];[Données.B68];&quot;&quot;)">
            <text:p/>
          </table:table-cell>
          <table:table-cell table:style-name="ce156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5" table:formula="of:=IF([.$C$17];[Données.E68];&quot;&quot;)">
            <text:p/>
          </table:table-cell>
          <table:table-cell table:style-name="ce155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3x+4)" calcext:value-type="string">
            <text:p>Signe de (3x+4)</text:p>
          </table:table-cell>
          <table:table-cell table:style-name="ce75" table:formula="of:=IF([.$C$17];[Données.B73];&quot;&quot;)">
            <text:p/>
          </table:table-cell>
          <table:table-cell table:style-name="ce156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55" table:formula="of:=IF([.$C$17];[Données.E73];&quot;&quot;)">
            <text:p/>
          </table:table-cell>
          <table:table-cell table:style-name="ce155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6">
          <table:table-cell table:style-name="ce5" table:formula="of:=[.A7]" office:value-type="string" office:string-value="Signe de (-4x+1)(4x-1)" calcext:value-type="string">
            <text:p>Signe de (-4x+1)(4x-1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3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9x-5) / (3x+4)" calcext:value-type="string">
            <text:p>Signe de (-9x-5) / (3x+4)</text:p>
          </table:table-cell>
          <table:table-cell table:style-name="ce80" table:formula="of:=IF([.$C$17];[Données.B74];&quot;&quot;)">
            <text:p/>
          </table:table-cell>
          <table:table-cell table:style-name="ce113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3" table:formula="of:=IF([.$C$17];[Données.E74];&quot;&quot;)">
            <text:p/>
          </table:table-cell>
          <table:table-cell table:style-name="ce113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6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3" table:style-name="ta1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96mm" svg:x2="222.1mm" svg:y2="119.93mm">
            <text:p/>
          </draw:line>
          <draw:line draw:z-index="2" draw:style-name="gr4" draw:text-style-name="P1" svg:x1="304.54mm" svg:y1="59.26mm" svg:x2="304.54mm" svg:y2="119.45mm">
            <text:p/>
          </draw:line>
          <draw:line draw:z-index="3" draw:style-name="gr5" draw:text-style-name="P1" svg:x1="222.11mm" svg:y1="149.32mm" svg:x2="222.11mm" svg:y2="209.28mm">
            <text:p/>
          </draw:line>
          <draw:line draw:z-index="4" draw:style-name="gr4" draw:text-style-name="P1" svg:x1="304.89mm" svg:y1="149.21mm" svg:x2="304.89mm" svg:y2="208.22mm">
            <text:p/>
          </draw:line>
          <draw:line draw:z-index="5" draw:style-name="gr5" draw:text-style-name="P1" svg:x1="387.74mm" svg:y1="59.4mm" svg:x2="387.74mm" svg:y2="119.18mm">
            <text:p/>
          </draw:line>
          <draw:line draw:z-index="6" draw:style-name="gr4" draw:text-style-name="P1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5.64mm" draw:control="control11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6">
          <table:table-cell table:style-name="ce7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4]" office:value-type="string" office:string-value="Signe de (9x-2)" calcext:value-type="string">
            <text:p>Signe de (9x-2)</text:p>
          </table:table-cell>
          <table:table-cell table:style-name="ce89"/>
          <table:table-cell table:style-name="ce175" table:number-columns-spanned="2" table:number-rows-spanned="1"/>
          <table:covered-table-cell table:style-name="ce178"/>
          <table:table-cell table:style-name="ce138"/>
          <table:table-cell table:style-name="ce178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5]" office:value-type="string" office:string-value="Signe de (2x+9)" calcext:value-type="string">
            <text:p>Signe de (2x+9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6]" office:value-type="string" office:string-value="Signe de (11x-3)" calcext:value-type="string">
            <text:p>Signe de (11x-3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7]" office:value-type="string" office:string-value="Signe de (9x-2)(2x+9)(11x-3)" calcext:value-type="string">
            <text:p>Signe de (9x-2)(2x+9)(11x-3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13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6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[.$C$17];[Données.B84];&quot;&quot;)">
            <text:p/>
          </table:table-cell>
          <table:table-cell table:style-name="ce156" table:formula="of:=IF([.$C$17];[Données.C84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4];&quot;&quot;)">
            <text:p/>
          </table:table-cell>
          <table:table-cell table:style-name="ce156" table:formula="of:=IF([.$C$17];[Données.F84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4];&quot;&quot;)">
            <text:p/>
          </table:table-cell>
          <table:table-cell table:style-name="ce156" table:formula="of:=IF([.$C$17];[Données.I84];&quot;&quot;)" table:number-columns-spanned="2" table:number-rows-spanned="1">
            <text:p/>
          </table:table-cell>
          <table:covered-table-cell table:style-name="ce155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6]" office:value-type="string" office:string-value="Signe de (2x+9)" calcext:value-type="string">
            <text:p>Signe de (2x+9)</text:p>
          </table:table-cell>
          <table:table-cell table:style-name="ce75" table:formula="of:=IF([.$C$17];[Données.B85];&quot;&quot;)">
            <text:p/>
          </table:table-cell>
          <table:table-cell table:style-name="ce156" table:formula="of:=IF([.$C$17];[Données.C85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5];&quot;&quot;)">
            <text:p/>
          </table:table-cell>
          <table:table-cell table:style-name="ce156" table:formula="of:=IF([.$C$17];[Données.F85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5];&quot;&quot;)">
            <text:p/>
          </table:table-cell>
          <table:table-cell table:style-name="ce156" table:formula="of:=IF([.$C$17];[Données.I85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7]" office:value-type="string" office:string-value="Signe de (11x-3)" calcext:value-type="string">
            <text:p>Signe de (11x-3)</text:p>
          </table:table-cell>
          <table:table-cell table:style-name="ce75" table:formula="of:=IF([.$C$17];[Données.B86];&quot;&quot;)">
            <text:p/>
          </table:table-cell>
          <table:table-cell table:style-name="ce156" table:formula="of:=IF([.$C$17];[Données.C86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6];&quot;&quot;)">
            <text:p/>
          </table:table-cell>
          <table:table-cell table:style-name="ce156" table:formula="of:=IF([.$C$17];[Données.F86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6];&quot;&quot;)">
            <text:p/>
          </table:table-cell>
          <table:table-cell table:style-name="ce156" table:formula="of:=IF([.$C$17];[Données.I86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.A8]" office:value-type="string" office:string-value="Signe de (9x-2)(2x+9)(11x-3)" calcext:value-type="string">
            <text:p>Signe de (9x-2)(2x+9)(11x-3)</text:p>
          </table:table-cell>
          <table:table-cell table:style-name="ce75" table:formula="of:=IF([.$C$17];[Données.B87];&quot;&quot;)">
            <text:p/>
          </table:table-cell>
          <table:table-cell table:style-name="ce156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56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6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6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4" table:style-name="ta1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3" form:id="control13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41mm" svg:x2="222.1mm" svg:y2="103.93mm">
            <text:p/>
          </draw:line>
          <draw:line draw:z-index="2" draw:style-name="gr4" draw:text-style-name="P1" svg:x1="304.54mm" svg:y1="59.76mm" svg:x2="304.54mm" svg:y2="104.45mm">
            <text:p/>
          </draw:line>
          <draw:line draw:z-index="3" draw:style-name="gr5" draw:text-style-name="P1" svg:x1="222.11mm" svg:y1="178.57mm" svg:x2="222.11mm" svg:y2="224.28mm">
            <text:p/>
          </draw:line>
          <draw:line draw:z-index="4" draw:style-name="gr4" draw:text-style-name="P1" svg:x1="304.89mm" svg:y1="178.93mm" svg:x2="304.89mm" svg:y2="223.22mm">
            <text:p/>
          </draw:line>
          <draw:line draw:z-index="5" draw:style-name="gr5" draw:text-style-name="P1" svg:x1="387.74mm" svg:y1="59.41mm" svg:x2="387.74mm" svg:y2="104.18mm">
            <text:p/>
          </draw:line>
          <draw:line draw:z-index="6" draw:style-name="gr4" draw:text-style-name="P1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2"/>
          <draw:control draw:z-index="8" draw:style-name="gr3" draw:text-style-name="P4" svg:width="39.9mm" svg:height="16.8mm" svg:x="276.58mm" svg:y="6.64mm" draw:control="control13"/>
          <draw:line draw:z-index="9" draw:style-name="gr4" draw:text-style-name="P1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6">
          <table:table-cell table:style-name="ce7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7]" office:value-type="string" office:string-value="Signe de (3x-7)" calcext:value-type="string">
            <text:p>Signe de (3x-7)</text:p>
          </table:table-cell>
          <table:table-cell table:style-name="ce89"/>
          <table:table-cell table:style-name="ce175" table:number-columns-spanned="2" table:number-rows-spanned="1"/>
          <table:covered-table-cell table:style-name="ce178"/>
          <table:table-cell table:style-name="ce138"/>
          <table:table-cell table:style-name="ce178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8]" office:value-type="string" office:string-value="Signe de (-3x+5)" calcext:value-type="string">
            <text:p>Signe de (-3x+5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9]" office:value-type="string" office:string-value="Signe de (-3x-8)" calcext:value-type="string">
            <text:p>Signe de (-3x-8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100]" office:value-type="string" office:string-value="Signe de 1 / [(3x-7)(-3x+5)(-3x-8)]" calcext:value-type="string">
            <text:p>Signe de 1 / [(3x-7)(-3x+5)(-3x-8)]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13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6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.A5]" office:value-type="string" office:string-value="Signe de (3x-7)" calcext:value-type="string">
            <text:p>Signe de (3x-7)</text:p>
          </table:table-cell>
          <table:table-cell table:style-name="ce75" table:formula="of:=IF([.$C$19];[Données.B97];&quot;&quot;)">
            <text:p/>
          </table:table-cell>
          <table:table-cell table:style-name="ce156" table:formula="of:=IF([.$C$19];[Données.C97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7];&quot;&quot;)">
            <text:p/>
          </table:table-cell>
          <table:table-cell table:style-name="ce156" table:formula="of:=IF([.$C$19];[Données.F97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7];&quot;&quot;)">
            <text:p/>
          </table:table-cell>
          <table:table-cell table:style-name="ce156" table:formula="of:=IF([.$C$19];[Données.I97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[.$C$19];[Données.B98];&quot;&quot;)">
            <text:p/>
          </table:table-cell>
          <table:table-cell table:style-name="ce156" table:formula="of:=IF([.$C$19];[Données.C98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8];&quot;&quot;)">
            <text:p/>
          </table:table-cell>
          <table:table-cell table:style-name="ce156" table:formula="of:=IF([.$C$19];[Données.F98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8];&quot;&quot;)">
            <text:p/>
          </table:table-cell>
          <table:table-cell table:style-name="ce156" table:formula="of:=IF([.$C$19];[Données.I98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7]" office:value-type="string" office:string-value="Signe de (-3x-8)" calcext:value-type="string">
            <text:p>Signe de (-3x-8)</text:p>
          </table:table-cell>
          <table:table-cell table:style-name="ce75" table:formula="of:=IF([.$C$19];[Données.B99];&quot;&quot;)">
            <text:p/>
          </table:table-cell>
          <table:table-cell table:style-name="ce156" table:formula="of:=IF([.$C$19];[Données.C99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9];&quot;&quot;)">
            <text:p/>
          </table:table-cell>
          <table:table-cell table:style-name="ce156" table:formula="of:=IF([.$C$19];[Données.F99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9];&quot;&quot;)">
            <text:p/>
          </table:table-cell>
          <table:table-cell table:style-name="ce156" table:formula="of:=IF([.$C$19];[Données.I99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8]" office:value-type="string" office:string-value="Signe de 1 / [(3x-7)(-3x+5)(-3x-8)]" calcext:value-type="string">
            <text:p>Signe de 1 / [(3x-7)(-3x+5)(-3x-8)]</text:p>
          </table:table-cell>
          <table:table-cell table:style-name="ce75" table:formula="of:=IF([.$C$19];[Données.B100];&quot;&quot;)">
            <text:p/>
          </table:table-cell>
          <table:table-cell table:style-name="ce156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56" table:formula="of:=IF([.$C$19];[Données.E100];&quot;&quot;)">
            <text:p/>
          </table:table-cell>
          <table:table-cell table:style-name="ce156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56" table:formula="of:=IF([.$C$19];[Données.H100];&quot;&quot;)">
            <text:p/>
          </table:table-cell>
          <table:table-cell table:style-name="ce156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6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nnées" table:style-name="ta2" table:protected="true" table:protection-key="ASD4zsvlofEqYnjrYBao6z5OM/4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200"/>
        <table:table-column table:style-name="co25" table:default-cell-style-name="ce200"/>
        <table:table-column table:style-name="co26" table:default-cell-style-name="ce200"/>
        <table:table-column table:style-name="co27" table:default-cell-style-name="ce200"/>
        <table:table-column table:style-name="co28" table:default-cell-style-name="ce200"/>
        <table:table-column table:style-name="co29" table:default-cell-style-name="ce200"/>
        <table:table-column table:style-name="co30" table:number-columns-repeated="2" table:default-cell-style-name="ce200"/>
        <table:table-column table:style-name="co31" table:number-columns-repeated="5" table:default-cell-style-name="ce200"/>
        <table:table-column table:style-name="co32" table:default-cell-style-name="ce200"/>
        <table:table-column table:style-name="co33" table:default-cell-style-name="ce200"/>
        <table:table-column table:style-name="co33" table:default-cell-style-name="ce317"/>
        <table:table-column table:style-name="co33" table:number-columns-repeated="5" table:default-cell-style-name="ce200"/>
        <table:table-column table:style-name="co1" table:number-columns-repeated="1003" table:default-cell-style-name="ce200"/>
        <table:table-row table:style-name="ro8">
          <table:table-cell table:style-name="ce195" office:value-type="string" calcext:value-type="string" table:number-columns-spanned="15" table:number-rows-spanned="1">
            <text:p>KELLER Stéphane Lycée agricole Louis Pasteur</text:p>
          </table:table-cell>
          <table:covered-table-cell table:style-name="ce195"/>
          <table:covered-table-cell table:style-name="ce247"/>
          <table:covered-table-cell table:style-name="ce263"/>
          <table:covered-table-cell table:number-columns-repeated="11" table:style-name="ce203"/>
          <table:table-cell table:style-name="ce300"/>
          <table:table-cell table:style-name="ce203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841603" calcext:value-type="float">
            <text:p>841603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7" calcext:value-type="float">
            <text:p>7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12328" calcext:value-type="float">
            <text:p>12328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29" calcext:value-type="float">
            <text:p>29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40451" calcext:value-type="float">
            <text:p>940451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2" calcext:value-type="float">
            <text:p>2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3866" calcext:value-type="float">
            <text:p>53866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28" calcext:value-type="float">
            <text:p>28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265425" calcext:value-type="float">
            <text:p>265425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19" calcext:value-type="float">
            <text:p>19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7768" calcext:value-type="float">
            <text:p>57768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27" calcext:value-type="float">
            <text:p>27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82185" calcext:value-type="float">
            <text:p>382185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13" calcext:value-type="float">
            <text:p>13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64352" calcext:value-type="float">
            <text:p>564352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11" calcext:value-type="float">
            <text:p>11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32099" calcext:value-type="float">
            <text:p>632099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10" calcext:value-type="float">
            <text:p>1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27469" calcext:value-type="float">
            <text:p>227469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23" calcext:value-type="float">
            <text:p>23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349626" calcext:value-type="float">
            <text:p>349626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14" calcext:value-type="float">
            <text:p>14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33714" calcext:value-type="float">
            <text:p>233714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21" calcext:value-type="float">
            <text:p>21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28588" calcext:value-type="float">
            <text:p>228588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22" calcext:value-type="float">
            <text:p>22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140177" calcext:value-type="float">
            <text:p>140177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5" calcext:value-type="float">
            <text:p>2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86600" calcext:value-type="float">
            <text:p>286600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18" calcext:value-type="float">
            <text:p>18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07052" calcext:value-type="float">
            <text:p>907052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4099" calcext:value-type="float">
            <text:p>74099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26" calcext:value-type="float">
            <text:p>26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47039" calcext:value-type="float">
            <text:p>847039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6" calcext:value-type="float">
            <text:p>6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47230" calcext:value-type="float">
            <text:p>947230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1" calcext:value-type="float">
            <text:p>1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55240" calcext:value-type="float">
            <text:p>255240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0" calcext:value-type="float">
            <text:p>20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73631" calcext:value-type="float">
            <text:p>873631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4" calcext:value-type="float">
            <text:p>4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44093" calcext:value-type="float">
            <text:p>644093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9" calcext:value-type="float">
            <text:p>9</text:p>
          </table:table-cell>
          <table:table-cell table:style-name="ce302"/>
          <table:table-cell/>
          <table:table-cell table:style-name="ce207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287322" calcext:value-type="float">
            <text:p>287322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17" calcext:value-type="float">
            <text:p>17</text:p>
          </table:table-cell>
          <table:table-cell table:style-name="ce302"/>
          <table:table-cell/>
          <table:table-cell table:style-name="ce207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342563" calcext:value-type="float">
            <text:p>342563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15" calcext:value-type="float">
            <text:p>15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12790" calcext:value-type="float">
            <text:p>512790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12" calcext:value-type="float">
            <text:p>12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173982" calcext:value-type="float">
            <text:p>173982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24" calcext:value-type="float">
            <text:p>24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351" calcext:value-type="float">
            <text:p>2351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30" calcext:value-type="float">
            <text:p>30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330201" calcext:value-type="float">
            <text:p>330201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16" calcext:value-type="float">
            <text:p>16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64717" calcext:value-type="float">
            <text:p>864717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5" calcext:value-type="float">
            <text:p>5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46506" calcext:value-type="float">
            <text:p>746506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8" calcext:value-type="float">
            <text:p>8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03"/>
          <table:table-cell table:style-name="ce209" office:value-type="string" calcext:value-type="string">
            <text:p>a₁</text:p>
          </table:table-cell>
          <table:table-cell table:style-name="ce209" office:value-type="string" calcext:value-type="string">
            <text:p>b₁</text:p>
          </table:table-cell>
          <table:table-cell table:style-name="ce258" office:value-type="string" calcext:value-type="string">
            <text:p>Facteur 1</text:p>
          </table:table-cell>
          <table:table-cell table:style-name="ce209" office:value-type="string" calcext:value-type="string">
            <text:p>rac 1</text:p>
          </table:table-cell>
          <table:table-cell table:style-name="ce258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7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3];[.$B$3:.$N$32];1)" office:value-type="float" office:value="7" calcext:value-type="float">
            <text:p>7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x+7)" calcext:value-type="string">
            <text:p>(x+7)</text:p>
          </table:table-cell>
          <table:table-cell table:style-name="ce235" table:formula="of:=-[.C37]/[.B37]" office:value-type="float" office:value="-7" calcext:value-type="float">
            <text:p>-7</text:p>
          </table:table-cell>
          <table:table-cell table:style-name="ce230" table:formula="of:=IF(SIGN([.B37]*([.E37]-1)+[.C37])&lt;0;&quot;-&quot;;&quot;+&quot;)" office:value-type="string" office:string-value="-" calcext:value-type="string">
            <text:p>-</text:p>
          </table:table-cell>
          <table:table-cell table:style-name="ce230" table:formula="of:=IF(SIGN([.B37]*AVERAGE([.E37];[.E39])+[.C37])&lt;0;&quot;-&quot;;&quot;+&quot;)" office:value-type="string" office:string-value="-" calcext:value-type="string">
            <text:p>-</text:p>
          </table:table-cell>
          <table:table-cell table:style-name="ce230" table:formula="of:=IF(SIGN([.B37]*([.E37]+1)+[.C37])&lt;0;&quot;-&quot;;&quot;+&quot;)" office:value-type="string" office:string-value="+" calcext:value-type="string">
            <text:p>+</text:p>
          </table:table-cell>
          <table:table-cell table:style-name="ce207"/>
          <table:table-cell table:style-name="ce235" table:formula="of:=MIN([.E37];[.E39])" office:value-type="float" office:value="-29" calcext:value-type="float">
            <text:p>-29</text:p>
          </table:table-cell>
          <table:table-cell table:style-name="ce235" table:formula="of:=MAX([.E37];[.E39])" office:value-type="float" office:value="-7" calcext:value-type="float">
            <text:p>-7</text:p>
          </table:table-cell>
          <table:table-cell table:style-name="ce235" table:formula="of:=SUM([.I36:.J40])" office:value-type="float" office:value="-29" calcext:value-type="float">
            <text:p>-29</text:p>
          </table:table-cell>
          <table:table-cell table:number-columns-repeated="9"/>
          <table:table-cell table:style-name="ce207"/>
          <table:table-cell table:number-columns-repeated="1002"/>
        </table:table-row>
        <table:table-row table:style-name="ro3">
          <table:table-cell/>
          <table:table-cell table:style-name="ce209" office:value-type="string" calcext:value-type="string">
            <text:p>a₂</text:p>
          </table:table-cell>
          <table:table-cell table:style-name="ce209" office:value-type="string" calcext:value-type="string">
            <text:p>b₂</text:p>
          </table:table-cell>
          <table:table-cell table:style-name="ce258" office:value-type="string" calcext:value-type="string">
            <text:p>Facteur 2</text:p>
          </table:table-cell>
          <table:table-cell table:style-name="ce209" office:value-type="string" calcext:value-type="string">
            <text:p>rac 2</text:p>
          </table:table-cell>
          <table:table-cell table:style-name="ce258" office:value-type="string" calcext:value-type="string" table:number-columns-spanned="3" table:number-rows-spanned="1">
            <text:p>Signes</text:p>
          </table:table-cell>
          <table:covered-table-cell table:number-columns-repeated="2" table:style-name="ce209"/>
          <table:table-cell table:style-name="ce207" table:number-columns-repeated="2"/>
          <table:table-cell table:number-columns-repeated="11"/>
          <table:table-cell table:style-name="ce207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4];[.$B$3:.$N$32];1)" office:value-type="float" office:value="29" calcext:value-type="float">
            <text:p>29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x+29)" calcext:value-type="string">
            <text:p>(x+29)</text:p>
          </table:table-cell>
          <table:table-cell table:style-name="ce235" table:formula="of:=-[.C39]/[.B39]" office:value-type="float" office:value="-29" calcext:value-type="float">
            <text:p>-29</text:p>
          </table:table-cell>
          <table:table-cell table:style-name="ce230" table:formula="of:=IF(SIGN([.B39]*([.E39]-1)+[.C39]&lt;0);&quot;-&quot;;&quot;+&quot;)" office:value-type="string" office:string-value="-" calcext:value-type="string">
            <text:p>-</text:p>
          </table:table-cell>
          <table:table-cell table:style-name="ce235" table:formula="of:=IF(SIGN([.B39]*AVERAGE([.E37];[.E39])+[.C39]&lt;0);&quot;-&quot;;&quot;+&quot;)" office:value-type="string" office:string-value="+" calcext:value-type="string">
            <text:p>+</text:p>
          </table:table-cell>
          <table:table-cell table:style-name="ce235" table:formula="of:=IF(SIGN([.B39]*([.E39]+1)+[.C39]&lt;0);&quot;-&quot;;&quot;+&quot;)" office:value-type="string" office:string-value="+" calcext:value-type="string">
            <text:p>+</text:p>
          </table:table-cell>
          <table:table-cell table:style-name="ce207" table:number-columns-repeated="2"/>
          <table:table-cell table:number-columns-repeated="11"/>
          <table:table-cell table:style-name="ce207"/>
          <table:table-cell table:number-columns-repeated="1002"/>
        </table:table-row>
        <table:table-row table:style-name="ro3">
          <table:table-cell/>
          <table:table-cell table:style-name="ce209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07" table:number-columns-repeated="2"/>
          <table:table-cell table:number-columns-repeated="1014"/>
        </table:table-row>
        <table:table-row table:style-name="ro3">
          <table:table-cell table:style-name="ce203"/>
          <table:table-cell table:style-name="ce209" office:value-type="string" calcext:value-type="string">
            <text:p>a₁</text:p>
          </table:table-cell>
          <table:table-cell table:style-name="ce209" office:value-type="string" calcext:value-type="string">
            <text:p>b₁</text:p>
          </table:table-cell>
          <table:table-cell table:style-name="ce258" office:value-type="string" calcext:value-type="string">
            <text:p>Facteur 1</text:p>
          </table:table-cell>
          <table:table-cell table:style-name="ce209" office:value-type="string" calcext:value-type="string">
            <text:p>rac 1</text:p>
          </table:table-cell>
          <table:table-cell table:style-name="ce258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7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5];[.$B$3:.$N$32];1)" office:value-type="float" office:value="-2" calcext:value-type="float">
            <text:p>-2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x-2)" calcext:value-type="string">
            <text:p>(x-2)</text:p>
          </table:table-cell>
          <table:table-cell table:style-name="ce235" table:formula="of:=-[.C42]/[.B42]" office:value-type="float" office:value="2" calcext:value-type="float">
            <text:p>2</text:p>
          </table:table-cell>
          <table:table-cell table:style-name="ce230" table:formula="of:=IF(SIGN([.B42]*([.E42]-1)+[.C42])&lt;0;&quot;-&quot;;&quot;+&quot;)" office:value-type="string" office:string-value="-" calcext:value-type="string">
            <text:p>-</text:p>
          </table:table-cell>
          <table:table-cell table:style-name="ce230" table:formula="of:=IF(SIGN([.B42]*AVERAGE([.E42];[.E44])+[.C42])&lt;0;&quot;-&quot;;&quot;+&quot;)" office:value-type="string" office:string-value="-" calcext:value-type="string">
            <text:p>-</text:p>
          </table:table-cell>
          <table:table-cell table:style-name="ce230" table:formula="of:=IF(SIGN([.B42]*([.E42]+1)+[.C42])&lt;0;&quot;-&quot;;&quot;+&quot;)" office:value-type="string" office:string-value="+" calcext:value-type="string">
            <text:p>+</text:p>
          </table:table-cell>
          <table:table-cell table:style-name="ce207"/>
          <table:table-cell table:style-name="ce235" table:formula="of:=MIN([.E42];[.E44])" office:value-type="float" office:value="-28" calcext:value-type="float">
            <text:p>-28</text:p>
          </table:table-cell>
          <table:table-cell table:style-name="ce235" table:formula="of:=MAX([.E42];[.E44])" office:value-type="float" office:value="2" calcext:value-type="float">
            <text:p>2</text:p>
          </table:table-cell>
          <table:table-cell table:style-name="ce235" table:formula="of:=SUM([.I41:.J46])" office:value-type="float" office:value="-28" calcext:value-type="float">
            <text:p>-28</text:p>
          </table:table-cell>
          <table:table-cell table:number-columns-repeated="1012"/>
        </table:table-row>
        <table:table-row table:style-name="ro3">
          <table:table-cell/>
          <table:table-cell table:style-name="ce209" office:value-type="string" calcext:value-type="string">
            <text:p>a₂</text:p>
          </table:table-cell>
          <table:table-cell table:style-name="ce209" office:value-type="string" calcext:value-type="string">
            <text:p>b₂</text:p>
          </table:table-cell>
          <table:table-cell table:style-name="ce258" office:value-type="string" calcext:value-type="string">
            <text:p>Facteur 2</text:p>
          </table:table-cell>
          <table:table-cell table:style-name="ce209" office:value-type="string" calcext:value-type="string">
            <text:p>rac 2</text:p>
          </table:table-cell>
          <table:table-cell table:style-name="ce258" office:value-type="string" calcext:value-type="string" table:number-columns-spanned="3" table:number-rows-spanned="1">
            <text:p>Signes</text:p>
          </table:table-cell>
          <table:covered-table-cell table:number-columns-repeated="2" table:style-name="ce209"/>
          <table:table-cell table:style-name="ce207" table:number-columns-repeated="2"/>
          <table:table-cell table:style-name="ce317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6];[.$B$3:.$N$32];1)" office:value-type="float" office:value="28" calcext:value-type="float">
            <text:p>28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x+28)" calcext:value-type="string">
            <text:p>(x+28)</text:p>
          </table:table-cell>
          <table:table-cell table:style-name="ce235" table:formula="of:=-[.C44]/[.B44]" office:value-type="float" office:value="-28" calcext:value-type="float">
            <text:p>-28</text:p>
          </table:table-cell>
          <table:table-cell table:style-name="ce230" table:formula="of:=IF(SIGN([.B44]*([.E44]-1)+[.C44]&lt;0);&quot;-&quot;;&quot;+&quot;)" office:value-type="string" office:string-value="-" calcext:value-type="string">
            <text:p>-</text:p>
          </table:table-cell>
          <table:table-cell table:style-name="ce235" table:formula="of:=IF(SIGN([.B44]*AVERAGE([.E42];[.E44])+[.C44]&lt;0);&quot;-&quot;;&quot;+&quot;)" office:value-type="string" office:string-value="+" calcext:value-type="string">
            <text:p>+</text:p>
          </table:table-cell>
          <table:table-cell table:style-name="ce235" table:formula="of:=IF(SIGN([.B44]*([.E44]+1)+[.C44]&lt;0);&quot;-&quot;;&quot;+&quot;)" office:value-type="string" office:string-value="+" calcext:value-type="string">
            <text:p>+</text:p>
          </table:table-cell>
          <table:table-cell table:style-name="ce207" table:number-columns-repeated="2"/>
          <table:table-cell table:style-name="ce317"/>
          <table:table-cell table:number-columns-repeated="1013"/>
        </table:table-row>
        <table:table-row table:style-name="ro3">
          <table:table-cell/>
          <table:table-cell table:style-name="ce209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07" table:number-columns-repeated="2"/>
          <table:table-cell table:style-name="ce317"/>
          <table:table-cell table:number-columns-repeated="1013"/>
        </table:table-row>
        <table:table-row table:style-name="ro3">
          <table:table-cell table:number-columns-repeated="8"/>
          <table:table-cell table:style-name="ce310" office:value-type="string" calcext:value-type="string" table:number-columns-spanned="6" table:number-rows-spanned="1">
            <text:p>Tableau 1</text:p>
          </table:table-cell>
          <table:covered-table-cell table:style-name="ce207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29" calcext:value-type="float" table:number-columns-spanned="2" table:number-rows-spanned="1">
            <text:p>-29</text:p>
          </table:table-cell>
          <table:covered-table-cell table:style-name="ce249" table:formula="of:=#REF!" office:value-type="string" office:string-value="" calcext:value-type="error">
            <text:p>#REF !</text:p>
          </table:covered-table-cell>
          <table:table-cell table:style-name="ce249"/>
          <table:table-cell table:style-name="ce249" table:formula="of:=[.K37]" office:value-type="float" office:value="-7" calcext:value-type="float" table:number-columns-spanned="2" table:number-rows-spanned="1">
            <text:p>-7</text:p>
          </table:table-cell>
          <table:covered-table-cell table:style-name="ce259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x+7)" calcext:value-type="string">
            <text:p>Signe de (x+7)</text:p>
          </table:table-cell>
          <table:table-cell table:style-name="ce239" table:formula="of:=IF([.C40]=1;[.F37];[.F39])" office:value-type="string" office:string-value="-" calcext:value-type="string">
            <text:p>-</text:p>
          </table:table-cell>
          <table:table-cell table:style-name="ce249" table:formula="of:=IF([.C40]=1;IF([.E37]=[.J37];0;&quot;&quot;);IF([.E39]=[.J37];0;&quot;&quot;))" table:number-columns-spanned="2" table:number-rows-spanned="1">
            <text:p/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EF 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74" table:formula="of:=IF([.C40]=1;[.H37];[.H39])" office:value-type="string" office:string-value="+" calcext:value-type="string">
            <text:p>+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x+29)" calcext:value-type="string">
            <text:p>Signe de (x+29)</text:p>
          </table:table-cell>
          <table:table-cell table:style-name="ce239" table:formula="of:=IF([.C40]=2;[.F37];[.F39])" office:value-type="string" office:string-value="-" calcext:value-type="string">
            <text:p>-</text:p>
          </table:table-cell>
          <table:table-cell table:style-name="ce249" table:formula="of:=IF([.C40]=2;IF([.E39]=[.K37];0;&quot;&quot;);IF([.E37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table:number-columns-spanned="2" table:number-rows-spanned="1">
            <text:p/>
          </table:table-cell>
          <table:covered-table-cell table:style-name="ce259"/>
          <table:table-cell table:style-name="ce274" table:formula="of:=IF([.C40]=2;[.H37];[.H39])" office:value-type="string" office:string-value="+" calcext:value-type="string">
            <text:p>+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x+7)(x+29)" calcext:value-type="string">
            <text:p>Signe de (x+7)(x+29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9" table:formula="of:=IF(OR([.D48]=0;[.D49]=0);0;&quot;&quot;)" office:value-type="string" office:string-value="" calcext:value-type="error">
            <text:p>#REF !</text:p>
          </table:covered-table-cell>
          <table:table-cell table:style-name="ce259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10" office:value-type="string" calcext:value-type="string" table:number-columns-spanned="6" table:number-rows-spanned="1">
            <text:p>Tableau 2</text:p>
          </table:table-cell>
          <table:covered-table-cell table:style-name="ce207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28" calcext:value-type="float" table:number-columns-spanned="2" table:number-rows-spanned="1">
            <text:p>-28</text:p>
          </table:table-cell>
          <table:covered-table-cell table:style-name="ce249" table:formula="of:=#REF!" office:value-type="string" office:string-value="" calcext:value-type="error">
            <text:p>#REF !</text:p>
          </table:covered-table-cell>
          <table:table-cell table:style-name="ce249"/>
          <table:table-cell table:style-name="ce249" table:formula="of:=[.K42]" office:value-type="float" office:value="2" calcext:value-type="float" table:number-columns-spanned="2" table:number-rows-spanned="1">
            <text:p>2</text:p>
          </table:table-cell>
          <table:covered-table-cell table:style-name="ce259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x+7)" calcext:value-type="string">
            <text:p>Signe de (x+7)</text:p>
          </table:table-cell>
          <table:table-cell table:style-name="ce239" table:formula="of:=[.F42]" office:value-type="string" office:string-value="-" calcext:value-type="string">
            <text:p>-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EF !</text:p>
          </table:covered-table-cell>
          <table:table-cell table:style-name="ce249" table:formula="of:=[.G42]" office:value-type="string" office:string-value="-" calcext:value-type="string">
            <text:p>-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74" table:formula="of:=[.H42]" office:value-type="string" office:string-value="+" calcext:value-type="string">
            <text:p>+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x+29)" calcext:value-type="string">
            <text:p>Signe de (x+29)</text:p>
          </table:table-cell>
          <table:table-cell table:style-name="ce239" table:formula="of:=[.F44]" office:value-type="string" office:string-value="-" calcext:value-type="string">
            <text:p>-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49" table:formula="of:=[.G44]" office:value-type="string" office:string-value="+" calcext:value-type="string">
            <text:p>+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59"/>
          <table:table-cell table:style-name="ce274" table:formula="of:=[.H44]" office:value-type="string" office:string-value="+" calcext:value-type="string">
            <text:p>+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x+7)(x+29)" calcext:value-type="string">
            <text:p>Signe de (x+7)(x+29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+" calcext:value-type="string">
            <text:p>+</text:p>
          </table:table-cell>
          <table:table-cell table:style-name="ce249" table:formula="of:=IF([.$C$14];IF([.C5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259" table:formula="of:=IF(OR([.D53]=0;[.D54]=0);0;&quot;&quot;)" office:value-type="string" office:string-value="" calcext:value-type="error">
            <text:p>#REF !</text:p>
          </table:covered-table-cell>
          <table:table-cell table:style-name="ce259" table:formula="of:=IF(OR(AND([.E53]=&quot;-&quot;;[.E54]=&quot;-&quot;);AND([.E53]=&quot;+&quot;;[.E54]=&quot;+&quot;));&quot;+&quot;;&quot;-&quot;)" office:value-type="string" office:string-value="-" calcext:value-type="string">
            <text:p>-</text:p>
          </table:table-cell>
          <table:table-cell table:style-name="ce249" table:formula="of:=IF([.F54]=0;&quot;||&quot;;0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75" table:formula="of:=IF(OR(AND([.H53]=&quot;-&quot;;[.H54]=&quot;-&quot;);AND([.H53]=&quot;+&quot;;[.H54]=&quot;+&quot;));&quot;+&quot;;&quot;-&quot;)" office:value-type="string" office:string-value="+" calcext:value-type="string">
            <text:p>+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1/4" calcext:value-type="string">
            <text:p>1/4</text:p>
          </table:table-cell>
          <table:table-cell table:style-name="ce251" table:formula="of:=VLOOKUP([.O3];[.$B$3:.$N$32];10)" office:value-type="float" office:value="0.25" calcext:value-type="float">
            <text:p>0,25</text:p>
          </table:table-cell>
          <table:table-cell table:style-name="ce251" table:formula="of:=IF([.D60]&lt;[.D61];VLOOKUP([.O3];[.$B$3:.$N$32];13);VLOOKUP([.O4];[.$B$3:.$N$32];13))" office:value-type="string" office:string-value="1/4" calcext:value-type="string">
            <text:p>1/4</text:p>
          </table:table-cell>
          <table:table-cell table:style-name="ce251" table:formula="of:=MIN([.D60:.D61])" office:value-type="float" office:value="0.25" calcext:value-type="float">
            <text:p>0,2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1/4" calcext:value-type="string">
            <text:p>1/4</text:p>
          </table:table-cell>
          <table:table-cell table:style-name="ce251" table:formula="of:=VLOOKUP([.O4];[.$B$3:.$N$32];10)" office:value-type="float" office:value="0.25" calcext:value-type="float">
            <text:p>0,25</text:p>
          </table:table-cell>
          <table:table-cell table:style-name="ce251" table:formula="of:=IF([.D60]&lt;[.D61];VLOOKUP([.O4];[.$B$3:.$N$32];13);VLOOKUP([.O3];[.$B$3:.$N$32];13))" office:value-type="string" office:string-value="1/4" calcext:value-type="string">
            <text:p>1/4</text:p>
          </table:table-cell>
          <table:table-cell table:style-name="ce251" table:formula="of:=MAX([.D60:.D61])" office:value-type="float" office:value="0.25" calcext:value-type="float">
            <text:p>0,2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-5/9" calcext:value-type="string">
            <text:p>-5/9</text:p>
          </table:table-cell>
          <table:table-cell table:style-name="ce255" table:formula="of:=VLOOKUP([.O5];[.$B$3:.$N$32];10)" office:value-type="float" office:value="-0.555555555555556" calcext:value-type="float">
            <text:p>-0,555555555555556</text:p>
          </table:table-cell>
          <table:table-cell table:style-name="ce255" table:formula="of:=IF([.D62]&lt;[.D63];VLOOKUP([.O5];[.$B$3:.$N$32];13);VLOOKUP([.O6];[.$B$3:.$N$32];13))" office:value-type="string" office:string-value="-4/3" calcext:value-type="string">
            <text:p>-4/3</text:p>
          </table:table-cell>
          <table:table-cell table:style-name="ce255" table:formula="of:=MIN([.D62:.D63])" office:value-type="float" office:value="-1.33333333333333" calcext:value-type="float">
            <text:p>-1,3333333333333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-4/3" calcext:value-type="string">
            <text:p>-4/3</text:p>
          </table:table-cell>
          <table:table-cell table:style-name="ce255" table:formula="of:=VLOOKUP([.O6];[.$B$3:.$N$32];10)" office:value-type="float" office:value="-1.33333333333333" calcext:value-type="float">
            <text:p>-1,33333333333333</text:p>
          </table:table-cell>
          <table:table-cell table:style-name="ce255" table:formula="of:=IF([.D62]&lt;[.D63];VLOOKUP([.O6];[.$B$3:.$N$32];13);VLOOKUP([.O5];[.$B$3:.$N$32];13))" office:value-type="string" office:string-value="-5/9" calcext:value-type="string">
            <text:p>-5/9</text:p>
          </table:table-cell>
          <table:table-cell table:style-name="ce255" table:formula="of:=MAX([.D62:.D63])" office:value-type="float" office:value="-0.555555555555556" calcext:value-type="float">
            <text:p>-0,555555555555556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9">
          <table:table-cell table:style-name="ce207" table:number-columns-repeated="1024"/>
        </table:table-row>
        <table:table-row table:style-name="ro3">
          <table:table-cell table:number-columns-repeated="8"/>
          <table:table-cell table:style-name="ce310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1/4" calcext:value-type="string" table:number-columns-spanned="2" table:number-rows-spanned="1">
            <text:p>1/4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1/4" calcext:value-type="string" table:number-columns-spanned="2" table:number-rows-spanned="1">
            <text:p>1/4</text:p>
          </table:table-cell>
          <table:covered-table-cell table:style-name="ce213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207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-4x+1)" calcext:value-type="string">
            <text:p>Signe de (-4x+1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0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4x-1)" calcext:value-type="string">
            <text:p>Signe de (4x-1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57" table:formula="of:=IF(SIGN(VLOOKUP([.O4];[.$B$3:.$N$32];2)*AVERAGE([.F60];[.F61]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1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-4x+1)(4x-1)" calcext:value-type="string">
            <text:p>Signe de (-4x+1)(4x-1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49" table:formula="of:=IF(OR(AND([.E67]=&quot;-&quot;;[.E68]=&quot;-&quot;);AND([.E67]=&quot;+&quot;;[.E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11" table:formula="of:=IF(OR(AND([.H67]=&quot;-&quot;;[.H68]=&quot;-&quot;);AND([.H67]=&quot;+&quot;;[.H68]=&quot;+&quot;));&quot;+&quot;;&quot;-&quot;)" office:value-type="string" office:string-value="-" calcext:value-type="string">
            <text:p>-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number-columns-repeated="8"/>
          <table:table-cell table:style-name="ce310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-4/3" calcext:value-type="string" table:number-columns-spanned="2" table:number-rows-spanned="1">
            <text:p>-4/3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-5/9" calcext:value-type="string" table:number-columns-spanned="2" table:number-rows-spanned="1">
            <text:p>-5/9</text:p>
          </table:table-cell>
          <table:covered-table-cell table:style-name="ce213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-9x-5)" calcext:value-type="string">
            <text:p>Signe de (-9x-5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213" table:formula="of:=IF([.E62]=[.C62];0;&quot;&quot;)" table:number-columns-spanned="2" table:number-rows-spanned="1">
            <text:p/>
          </table:table-cell>
          <table:covered-table-cell table:style-name="ce257"/>
          <table:table-cell table:style-name="ce213" table:formula="of:=IF(SIGN(VLOOKUP([.O5];[.$B$3:.$N$32];2)*AVERAGE([.F62];[.F63])+VLOOKUP([.O5];[.$B$3:.$N$32];3))=1;&quot;+&quot;;&quot;-&quot;)" office:value-type="string" office:string-value="+" calcext:value-type="string">
            <text:p>+</text:p>
          </table:table-cell>
          <table:table-cell table:style-name="ce257" table:formula="of:=IF([.E63]=[.C62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3x+4)" calcext:value-type="string">
            <text:p>Signe de (3x+4)</text:p>
          </table:table-cell>
          <table:table-cell table:style-name="ce243" table:formula="of:=IF(SIGN(VLOOKUP([.O6];[.$B$3:.$N$32];2)*([.F62]-1)+VLOOKUP([.O6];[.$B$3:.$N$32];3))=1;&quot;+&quot;;&quot;-&quot;)" office:value-type="string" office:string-value="-" calcext:value-type="string">
            <text:p>-</text:p>
          </table:table-cell>
          <table:table-cell table:style-name="ce257" table:formula="of:=IF([.E62]=[.C63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13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213" table:formula="of:=IF([.E63]=[.C63];0;&quot;&quot;)" table:number-columns-spanned="2" table:number-rows-spanned="1">
            <text:p/>
          </table:table-cell>
          <table:covered-table-cell table:style-name="ce213"/>
          <table:table-cell table:style-name="ce278" table:formula="of:=IF(SIGN(VLOOKUP([.O6];[.$B$3:.$N$32];2)*([.F63]+1)+VLOOKUP([.O6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-9x-5) / (3x+4)" calcext:value-type="string">
            <text:p>Signe de (-9x-5) / (3x+4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-" calcext:value-type="string">
            <text:p>-</text:p>
          </table:table-cell>
          <table:table-cell table:style-name="ce249" table:formula="of:=IF([.C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59"/>
          <table:table-cell table:style-name="ce249" table:formula="of:=IF(OR(AND([.E72]=&quot;-&quot;;[.E73]=&quot;-&quot;);AND([.E72]=&quot;+&quot;;[.E73]=&quot;+&quot;));&quot;+&quot;;&quot;-&quot;)" office:value-type="string" office:string-value="+" calcext:value-type="string">
            <text:p>+</text:p>
          </table:table-cell>
          <table:table-cell table:style-name="ce249" table:formula="of:=IF([.F73]=0;&quot;||&quot;;0)" office:value-type="float" office:value="0" calcext:value-type="float" table:number-columns-spanned="2" table:number-rows-spanned="1">
            <text:p>0</text:p>
          </table:table-cell>
          <table:covered-table-cell table:style-name="ce259"/>
          <table:table-cell table:style-name="ce274" table:formula="of:=IF(OR(AND([.H72]=&quot;-&quot;;[.H73]=&quot;-&quot;);AND([.H72]=&quot;+&quot;;[.H73]=&quot;+&quot;));&quot;+&quot;;&quot;-&quot;)" office:value-type="string" office:string-value="-" calcext:value-type="string">
            <text:p>-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317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2" calcext:value-type="float">
            <text:p>2</text:p>
          </table:table-cell>
          <table:table-cell table:style-name="ce260" table:formula="of:=VLOOKUP([.O7];[.$B$3:.$N$32];13)" office:value-type="string" office:string-value="2/9" calcext:value-type="string">
            <text:p>2/9</text:p>
          </table:table-cell>
          <table:table-cell table:style-name="ce260" table:formula="of:=VLOOKUP([.O7];[.$B$3:.$N$32];10)" office:value-type="float" office:value="0.222222222222222" calcext:value-type="float">
            <text:p>0,222222222222222</text:p>
          </table:table-cell>
          <table:table-cell table:style-name="ce269" table:formula="of:=IF([.B79]=3;[.D79];IF([.B80]=3;[.D80];IF([.B81]=3;[.D81])))" office:value-type="float" office:value="-4.5" calcext:value-type="float">
            <text:p>- 9/2 </text:p>
          </table:table-cell>
          <table:table-cell table:style-name="ce260" table:formula="of:=IF([.B79]=3;[.D79];IF([.B80]=3;[.D80];IF([.B81]=3;[.D81])))" office:value-type="float" office:value="-4.5" calcext:value-type="float">
            <text:p>-4,5</text:p>
          </table:table-cell>
          <table:table-cell table:style-name="ce272" table:formula="of:=VLOOKUP([.O7];[.$B$3:.$N$32];2)" office:value-type="float" office:value="9" calcext:value-type="float">
            <text:p>9</text:p>
          </table:table-cell>
          <table:table-cell table:style-name="ce272" table:formula="of:=VLOOKUP([.O7];[.$B$3:.$N$32];3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3" calcext:value-type="float">
            <text:p>3</text:p>
          </table:table-cell>
          <table:table-cell table:style-name="ce260" table:formula="of:=VLOOKUP([.O8];[.$B$3:.$N$32];13)" office:value-type="string" office:string-value="-9/2" calcext:value-type="string">
            <text:p>-9/2</text:p>
          </table:table-cell>
          <table:table-cell table:style-name="ce260" table:formula="of:=VLOOKUP([.O8];[.$B$3:.$N$32];10)" office:value-type="float" office:value="-4.5" calcext:value-type="float">
            <text:p>-4,5</text:p>
          </table:table-cell>
          <table:table-cell table:style-name="ce269" table:formula="of:=IF([.B79]=2;[.D79];IF([.B80]=2;[.D80];IF([.B81]=2;[.D81])))" office:value-type="float" office:value="0.222222222222222" calcext:value-type="float">
            <text:p><text:s/>2/9 </text:p>
          </table:table-cell>
          <table:table-cell table:style-name="ce260" table:formula="of:=IF([.B79]=2;[.D79];IF([.B80]=2;[.D80];IF([.B81]=2;[.D81])))" office:value-type="float" office:value="0.222222222222222" calcext:value-type="float">
            <text:p>0,222222222222222</text:p>
          </table:table-cell>
          <table:table-cell table:style-name="ce272" table:formula="of:=VLOOKUP([.O8];[.$B$3:.$N$32];2)" office:value-type="float" office:value="2" calcext:value-type="float">
            <text:p>2</text:p>
          </table:table-cell>
          <table:table-cell table:style-name="ce272" table:formula="of:=VLOOKUP([.O8];[.$B$3:.$N$32];3)" office:value-type="float" office:value="9" calcext:value-type="float">
            <text:p>9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1];[.$D$79:.$D$81])" office:value-type="float" office:value="1" calcext:value-type="float">
            <text:p>1</text:p>
          </table:table-cell>
          <table:table-cell table:style-name="ce260" table:formula="of:=VLOOKUP([.O9];[.$B$3:.$N$32];13)" office:value-type="string" office:string-value="3/11" calcext:value-type="string">
            <text:p>3/11</text:p>
          </table:table-cell>
          <table:table-cell table:style-name="ce260" table:formula="of:=VLOOKUP([.O9];[.$B$3:.$N$32];10)" office:value-type="float" office:value="0.272727272727273" calcext:value-type="float">
            <text:p>0,272727272727273</text:p>
          </table:table-cell>
          <table:table-cell table:style-name="ce269" table:formula="of:=IF([.B79]=1;[.D79];IF([.B80]=1;[.D80];IF([.B81]=1;[.D81])))" office:value-type="float" office:value="0.272727272727273" calcext:value-type="float">
            <text:p><text:s/>3/11</text:p>
          </table:table-cell>
          <table:table-cell table:style-name="ce260" table:formula="of:=IF([.B79]=1;[.D79];IF([.B80]=1;[.D80];IF([.B81]=1;[.D81])))" office:value-type="float" office:value="0.272727272727273" calcext:value-type="float">
            <text:p>0,272727272727273</text:p>
          </table:table-cell>
          <table:table-cell table:style-name="ce260" table:formula="of:=VLOOKUP([.O9];[.$B$3:.$N$32];2)" office:value-type="float" office:value="11" calcext:value-type="float">
            <text:p>11</text:p>
          </table:table-cell>
          <table:table-cell table:style-name="ce272" table:formula="of:=VLOOKUP([.O9];[.$B$3:.$N$32];3)" office:value-type="float" office:value="-3" calcext:value-type="float">
            <text:p>-3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0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4.5" calcext:value-type="float" table:number-columns-spanned="2" table:number-rows-spanned="1">
            <text:p>- 9/2 </text:p>
          </table:table-cell>
          <table:covered-table-cell table:style-name="ce257"/>
          <table:table-cell table:style-name="ce257"/>
          <table:table-cell table:style-name="ce256" table:formula="of:=[.F80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213"/>
          <table:table-cell table:style-name="ce213"/>
          <table:table-cell table:style-name="ce256" table:formula="of:=[.F81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9x-2)" calcext:value-type="string">
            <text:p>Signe de (9x-2)</text:p>
          </table:table-cell>
          <table:table-cell table:style-name="ce243" table:formula="of:=IF(SIGN([.G79]*([.F79]-1)+[.H79])=1;&quot;+&quot;;&quot;-&quot;)" office:value-type="string" office:string-value="-" calcext:value-type="string">
            <text:p>-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-" calcext:value-type="string">
            <text:p>-</text:p>
          </table:table-cell>
          <table:table-cell table:style-name="ce257" table:formula="of:=IF([.D79]=[.F80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57" table:formula="of:=IF(SIGN([.G79]*AVERAGE([.F80];[.F81])+[.H79])=1;&quot;+&quot;;&quot;-&quot;)" office:value-type="string" office:string-value="+" calcext:value-type="string">
            <text:p>+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213"/>
          <table:table-cell table:style-name="ce278" table:formula="of:=IF(SIGN([.G79]*([.F81]+1)+[.H79])=1;&quot;+&quot;;&quot;-&quot;)" office:value-type="string" office:string-value="+" calcext:value-type="string">
            <text:p>+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2x+9)" calcext:value-type="string">
            <text:p>Signe de (2x+9)</text:p>
          </table:table-cell>
          <table:table-cell table:style-name="ce243" table:formula="of:=IF(SIGN([.G80]*([.F79]-1)+[.H80])=1;&quot;+&quot;;&quot;-&quot;)" office:value-type="string" office:string-value="-" calcext:value-type="string">
            <text:p>-</text:p>
          </table:table-cell>
          <table:table-cell table:style-name="ce257" table:formula="of:=IF([.D80]=[.F79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13"/>
          <table:table-cell table:style-name="ce278" table:formula="of:=IF(SIGN([.G80]*([.F81]+1)+[.H80])=1;&quot;+&quot;;&quot;-&quot;)" office:value-type="string" office:string-value="+" calcext:value-type="string">
            <text:p>+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11x-3)" calcext:value-type="string">
            <text:p>Signe de (11x-3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81]*AVERAGE([.F80];[.F81])+[.H81])=1;&quot;+&quot;;&quot;-&quot;)" office:value-type="string" office:string-value="-" calcext:value-type="string">
            <text:p>-</text:p>
          </table:table-cell>
          <table:table-cell table:style-name="ce257" table:formula="of:=IF([.D81]=[.F81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9x-2)(2x+9)(11x-3)" calcext:value-type="string">
            <text:p>Signe de (9x-2)(2x+9)(11x-3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-" calcext:value-type="string">
            <text:p>-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+" calcext:value-type="string">
            <text:p>+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1" calcext:value-type="float">
            <text:p>1</text:p>
          </table:table-cell>
          <table:table-cell table:style-name="ce260" table:formula="of:=VLOOKUP([.O10];[.$B$3:.$N$32];13)" office:value-type="string" office:string-value="7/3" calcext:value-type="string">
            <text:p>7/3</text:p>
          </table:table-cell>
          <table:table-cell table:style-name="ce260" table:formula="of:=VLOOKUP([.O10];[.$B$3:.$N$32];10)" office:value-type="float" office:value="2.33333333333333" calcext:value-type="float">
            <text:p>2,33333333333333</text:p>
          </table:table-cell>
          <table:table-cell table:style-name="ce269" table:formula="of:=IF([.B92]=3;[.D92];IF([.B93]=3;[.D93];IF([.B94]=3;[.D94])))" office:value-type="float" office:value="-2.66666666666667" calcext:value-type="float">
            <text:p>- 8/3 </text:p>
          </table:table-cell>
          <table:table-cell table:style-name="ce260" table:formula="of:=IF([.B92]=3;[.D92];IF([.B93]=3;[.D93];IF([.B94]=3;[.D94])))" office:value-type="float" office:value="-2.66666666666667" calcext:value-type="float">
            <text:p>-2,66666666666667</text:p>
          </table:table-cell>
          <table:table-cell table:style-name="ce272" table:formula="of:=VLOOKUP([.O10];[.$B$3:.$N$32];2)" office:value-type="float" office:value="3" calcext:value-type="float">
            <text:p>3</text:p>
          </table:table-cell>
          <table:table-cell table:style-name="ce272" table:formula="of:=VLOOKUP([.O10];[.$B$3:.$N$32];3)" office:value-type="float" office:value="-7" calcext:value-type="float">
            <text:p>-7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2" calcext:value-type="float">
            <text:p>2</text:p>
          </table:table-cell>
          <table:table-cell table:style-name="ce235" table:formula="of:=RANK([.D93];[.$D$92:.$D$94])" office:value-type="float" office:value="2" calcext:value-type="float">
            <text:p>2</text:p>
          </table:table-cell>
          <table:table-cell table:style-name="ce260" table:formula="of:=VLOOKUP([.O11];[.$B$3:.$N$32];13)" office:value-type="string" office:string-value="5/3" calcext:value-type="string">
            <text:p>5/3</text:p>
          </table:table-cell>
          <table:table-cell table:style-name="ce260" table:formula="of:=VLOOKUP([.O11];[.$B$3:.$N$32];10)" office:value-type="float" office:value="1.66666666666667" calcext:value-type="float">
            <text:p>1,66666666666667</text:p>
          </table:table-cell>
          <table:table-cell table:style-name="ce269" table:formula="of:=IF([.B92]=2;[.D92];IF([.B93]=2;[.D93];IF([.B94]=2;[.D94])))" office:value-type="float" office:value="1.66666666666667" calcext:value-type="float">
            <text:p><text:s/>5/3 </text:p>
          </table:table-cell>
          <table:table-cell table:style-name="ce260" table:formula="of:=IF([.B92]=2;[.D92];IF([.B93]=2;[.D93];IF([.B94]=2;[.D94])))" office:value-type="float" office:value="1.66666666666667" calcext:value-type="float">
            <text:p>1,66666666666667</text:p>
          </table:table-cell>
          <table:table-cell table:style-name="ce272" table:formula="of:=VLOOKUP([.O11];[.$B$3:.$N$32];2)" office:value-type="float" office:value="-3" calcext:value-type="float">
            <text:p>-3</text:p>
          </table:table-cell>
          <table:table-cell table:style-name="ce272" table:formula="of:=VLOOKUP([.O11];[.$B$3:.$N$32];3)" office:value-type="float" office:value="5" calcext:value-type="float">
            <text:p>5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3" calcext:value-type="float">
            <text:p>3</text:p>
          </table:table-cell>
          <table:table-cell table:style-name="ce260" table:formula="of:=VLOOKUP([.O12];[.$B$3:.$N$32];13)" office:value-type="string" office:string-value="-8/3" calcext:value-type="string">
            <text:p>-8/3</text:p>
          </table:table-cell>
          <table:table-cell table:style-name="ce260" table:formula="of:=VLOOKUP([.O12];[.$B$3:.$N$32];10)" office:value-type="float" office:value="-2.66666666666667" calcext:value-type="float">
            <text:p>-2,66666666666667</text:p>
          </table:table-cell>
          <table:table-cell table:style-name="ce269" table:formula="of:=IF([.B92]=1;[.D92];IF([.B93]=1;[.D93];IF([.B94]=1;[.D94])))" office:value-type="float" office:value="2.33333333333333" calcext:value-type="float">
            <text:p><text:s/>7/3 </text:p>
          </table:table-cell>
          <table:table-cell table:style-name="ce260" table:formula="of:=IF([.B92]=1;[.D92];IF([.B93]=1;[.D93];IF([.B94]=1;[.D94])))" office:value-type="float" office:value="2.33333333333333" calcext:value-type="float">
            <text:p>2,33333333333333</text:p>
          </table:table-cell>
          <table:table-cell table:style-name="ce260" table:formula="of:=VLOOKUP([.O12];[.$B$3:.$N$32];2)" office:value-type="float" office:value="-3" calcext:value-type="float">
            <text:p>-3</text:p>
          </table:table-cell>
          <table:table-cell table:style-name="ce272" table:formula="of:=VLOOKUP([.O12];[.$B$3:.$N$32];3)" office:value-type="float" office:value="-8" calcext:value-type="float">
            <text:p>-8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0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2.66666666666667" calcext:value-type="float" table:number-columns-spanned="2" table:number-rows-spanned="1">
            <text:p>- 8/3 </text:p>
          </table:table-cell>
          <table:covered-table-cell table:style-name="ce257"/>
          <table:table-cell table:style-name="ce257"/>
          <table:table-cell table:style-name="ce256" table:formula="of:=[.F93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213"/>
          <table:table-cell table:style-name="ce213"/>
          <table:table-cell table:style-name="ce256" table:formula="of:=[.F94]" office:value-type="float" office:value="2.33333333333333" calcext:value-type="float" table:number-columns-spanned="2" table:number-rows-spanned="1">
            <text:p><text:s/>7/3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3x-7)" calcext:value-type="string">
            <text:p>Signe de (3x-7)</text:p>
          </table:table-cell>
          <table:table-cell table:style-name="ce243" table:formula="of:=IF(SIGN([.G92]*([.F92]-1)+[.H92])=1;&quot;+&quot;;&quot;-&quot;)" office:value-type="string" office:string-value="-" calcext:value-type="string">
            <text:p>-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-" calcext:value-type="string">
            <text:p>-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92]*AVERAGE([.F93];[.F94])+[.H92])=1;&quot;+&quot;;&quot;-&quot;)" office:value-type="string" office:string-value="-" calcext:value-type="string">
            <text:p>-</text:p>
          </table:table-cell>
          <table:table-cell table:style-name="ce257" table:formula="of:=IF([.D92]=[.F94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78" table:formula="of:=IF(SIGN([.G92]*([.F94]+1)+[.H92])=1;&quot;+&quot;;&quot;-&quot;)" office:value-type="string" office:string-value="+" calcext:value-type="string">
            <text:p>+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-3x+5)" calcext:value-type="string">
            <text:p>Signe de (-3x+5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57" table:formula="of:=IF(SIGN([.G93]*AVERAGE([.F93];[.F94])+[.H93])=1;&quot;+&quot;;&quot;-&quot;)" office:value-type="string" office:string-value="-" calcext:value-type="string">
            <text:p>-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213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-3x-8)" calcext:value-type="string">
            <text:p>Signe de (-3x-8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office:value-type="float" office:value="0" calcext:value-type="float" table:number-columns-spanned="2" table:number-rows-spanned="1">
            <text:p>0</text:p>
          </table:table-cell>
          <table:covered-table-cell table:style-name="ce213"/>
          <table:table-cell table:style-name="ce257" table:formula="of:=IF(SIGN([.G94]*AVERAGE([.F92];[.F93])+[.H94])=1;&quot;+&quot;;&quot;-&quot;)" office:value-type="string" office:string-value="-" calcext:value-type="string">
            <text:p>-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213"/>
          <table:table-cell table:style-name="ce257" table:formula="of:=IF(SIGN([.G94]*AVERAGE([.F93];[.F94])+[.H94])=1;&quot;+&quot;;&quot;-&quot;)" office:value-type="string" office:string-value="-" calcext:value-type="string">
            <text:p>-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213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1 / [(3x-7)(-3x+5)(-3x-8)]" calcext:value-type="string">
            <text:p>Signe de 1 / [(3x-7)(-3x+5)(-3x-8)]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4:00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0-17T07:44:46.760000000</dc:date>
    <meta:editing-duration>P1DT2H34M59S</meta:editing-duration>
    <meta:editing-cycles>355</meta:editing-cycles>
    <meta:generator>LibreOffice/5.3.2.2$Windows_x86 LibreOffice_project/6cd4f1ef626f15116896b1d8e1398b56da0d0ee1</meta:generator>
    <meta:document-statistic meta:table-count="6" meta:cell-count="1221" meta:object-count="50"/>
  </office:meta>
</office:document-meta>
</file>